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_Main" svg:font-family="MathJax_Main" style:font-pitch="variable"/>
    <style:font-face style:name="MathJax_Math" svg:font-family="MathJax_Mat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text-position="0% 100%" fo:font-size="15pt" fo:font-style="italic" officeooo:rsid="02045951" officeooo:paragraph-rsid="0015f757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line-height="150%"/>
      <style:text-properties style:text-position="0% 100%" fo:font-size="15pt" fo:font-style="italic" fo:font-weight="normal" officeooo:rsid="00b8bba8" officeooo:paragraph-rsid="0015f757" style:font-size-asian="15pt" style:font-style-asian="italic" style:font-weight-asian="normal" style:font-size-complex="15pt" style:font-style-complex="italic" style:font-weight-complex="normal"/>
    </style:style>
    <style:style style:name="P3" style:family="paragraph" style:parent-style-name="Standard">
      <style:paragraph-properties fo:line-height="150%"/>
      <style:text-properties style:text-position="0% 100%" fo:font-size="15pt" fo:font-style="normal" fo:font-weight="normal" officeooo:rsid="00a88687" officeooo:paragraph-rsid="0015f757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line-height="150%"/>
      <style:text-properties style:text-position="0% 100%" fo:font-size="15pt" fo:font-style="normal" fo:font-weight="normal" officeooo:rsid="01a1bac4" officeooo:paragraph-rsid="0015f757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line-height="150%"/>
      <style:text-properties style:text-position="0% 100%" fo:font-size="15pt" fo:font-style="normal" fo:font-weight="normal" officeooo:rsid="01c25d16" officeooo:paragraph-rsid="0015f757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line-height="150%"/>
      <style:text-properties style:text-position="0% 100%" fo:font-size="15pt" fo:font-style="normal" fo:font-weight="normal" officeooo:rsid="016922a4" officeooo:paragraph-rsid="00981187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line-height="150%"/>
      <style:text-properties style:text-position="0% 100%" fo:font-size="15pt" fo:font-style="normal" fo:font-weight="bold" officeooo:rsid="01ee4623" officeooo:paragraph-rsid="0015f757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20pt" fo:font-weight="bold" officeooo:rsid="00d9ee56" officeooo:paragraph-rsid="0015f757" style:font-size-asian="17.5pt" style:font-weight-asian="bold" style:font-size-complex="20pt" style:font-weight-complex="bold"/>
    </style:style>
    <style:style style:name="P9" style:family="paragraph" style:parent-style-name="Standard">
      <style:text-properties fo:font-size="15pt" fo:font-weight="bold" officeooo:rsid="00d9ee56" officeooo:paragraph-rsid="0015f757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officeooo:rsid="00d9ee56" officeooo:paragraph-rsid="0015f757" style:font-size-asian="15pt" style:font-size-complex="15pt"/>
    </style:style>
    <style:style style:name="P11" style:family="paragraph" style:parent-style-name="Standard">
      <style:paragraph-properties fo:line-height="150%"/>
      <style:text-properties fo:font-size="15pt" officeooo:rsid="002937db" officeooo:paragraph-rsid="0058ae54" style:font-size-asian="15pt" style:font-size-complex="15pt"/>
    </style:style>
    <style:style style:name="P12" style:family="paragraph" style:parent-style-name="Standard">
      <style:paragraph-properties fo:line-height="150%"/>
      <style:text-properties fo:font-size="15pt" officeooo:rsid="0105e768" officeooo:paragraph-rsid="0015f757" style:font-size-asian="15pt" style:font-size-complex="15pt"/>
    </style:style>
    <style:style style:name="P13" style:family="paragraph" style:parent-style-name="Standard">
      <style:paragraph-properties fo:line-height="150%"/>
      <style:text-properties fo:font-size="15pt" officeooo:rsid="012c8da8" officeooo:paragraph-rsid="0015f757" style:font-size-asian="15pt" style:font-size-complex="15pt"/>
    </style:style>
    <style:style style:name="P14" style:family="paragraph" style:parent-style-name="Standard">
      <style:paragraph-properties fo:line-height="150%"/>
      <style:text-properties fo:font-size="15pt" officeooo:rsid="012ee5ae" officeooo:paragraph-rsid="0015f757" style:font-size-asian="15pt" style:font-size-complex="15pt"/>
    </style:style>
    <style:style style:name="P15" style:family="paragraph" style:parent-style-name="Standard">
      <style:paragraph-properties fo:line-height="150%"/>
      <style:text-properties fo:font-size="15pt" officeooo:rsid="012ee5ae" officeooo:paragraph-rsid="00981187" style:font-size-asian="15pt" style:font-size-complex="15pt"/>
    </style:style>
    <style:style style:name="P16" style:family="paragraph" style:parent-style-name="Standard">
      <style:paragraph-properties fo:line-height="150%"/>
      <style:text-properties fo:font-size="15pt" officeooo:rsid="016922a4" officeooo:paragraph-rsid="0015f757" style:font-size-asian="15pt" style:font-size-complex="15pt"/>
    </style:style>
    <style:style style:name="P17" style:family="paragraph" style:parent-style-name="Standard">
      <style:paragraph-properties fo:line-height="150%"/>
      <style:text-properties fo:font-size="15pt" officeooo:rsid="007308bf" officeooo:paragraph-rsid="007308bf" style:font-size-asian="15pt" style:font-size-complex="15pt"/>
    </style:style>
    <style:style style:name="P18" style:family="paragraph" style:parent-style-name="Standard">
      <style:paragraph-properties fo:line-height="150%"/>
      <style:text-properties fo:font-size="15pt" fo:font-style="normal" fo:font-weight="bold" officeooo:rsid="00648c56" officeooo:paragraph-rsid="0015f757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text-properties fo:font-size="15pt" fo:font-style="normal" fo:font-weight="bold" officeooo:rsid="00648c56" officeooo:paragraph-rsid="0015f757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line-height="150%"/>
      <style:text-properties fo:font-size="15pt" fo:font-style="normal" officeooo:rsid="0066703a" officeooo:paragraph-rsid="0015f757" style:font-size-asian="15pt" style:font-style-asian="normal" style:font-size-complex="15pt" style:font-style-complex="normal"/>
    </style:style>
    <style:style style:name="P21" style:family="paragraph" style:parent-style-name="Standard">
      <style:paragraph-properties fo:line-height="150%"/>
      <style:text-properties fo:font-size="15pt" fo:font-style="normal" officeooo:rsid="00ae04ea" officeooo:paragraph-rsid="0015f757" style:font-size-asian="15pt" style:font-style-asian="normal" style:font-size-complex="15pt" style:font-style-complex="normal"/>
    </style:style>
    <style:style style:name="P22" style:family="paragraph" style:parent-style-name="Standard">
      <style:paragraph-properties fo:line-height="150%"/>
      <style:text-properties fo:font-size="15pt" fo:font-style="normal" officeooo:rsid="008b6307" officeooo:paragraph-rsid="008ede69" style:font-size-asian="15pt" style:font-style-asian="normal" style:font-size-complex="15pt" style:font-style-complex="normal"/>
    </style:style>
    <style:style style:name="P23" style:family="paragraph" style:parent-style-name="Standard">
      <style:paragraph-properties fo:line-height="150%"/>
      <style:text-properties fo:font-size="15pt" fo:font-style="italic" officeooo:rsid="00bbed8f" officeooo:paragraph-rsid="0015f757" style:font-size-asian="15pt" style:font-style-asian="italic" style:font-size-complex="15pt" style:font-style-complex="italic"/>
    </style:style>
    <style:style style:name="P24" style:family="paragraph" style:parent-style-name="Standard">
      <style:paragraph-properties fo:line-height="150%"/>
      <style:text-properties fo:font-size="15pt" fo:font-style="italic" officeooo:rsid="01ff8853" officeooo:paragraph-rsid="0015f757" style:font-size-asian="15pt" style:font-style-asian="italic" style:font-size-complex="15pt" style:font-style-complex="italic"/>
    </style:style>
    <style:style style:name="P25" style:family="paragraph" style:parent-style-name="Standard">
      <style:paragraph-properties fo:line-height="150%"/>
      <style:text-properties fo:font-size="16pt" officeooo:rsid="002937db" officeooo:paragraph-rsid="0036e641" style:font-size-asian="16pt" style:font-size-complex="16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202a76b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207998c" style:font-style-asian="normal" style:font-weight-asian="normal" style:font-style-complex="normal" style:font-weight-complex="normal"/>
    </style:style>
    <style:style style:name="T4" style:family="text">
      <style:text-properties fo:font-style="normal" officeooo:rsid="01032f42" style:font-style-asian="normal" style:font-style-complex="normal"/>
    </style:style>
    <style:style style:name="T5" style:family="text">
      <style:text-properties fo:font-style="normal" officeooo:rsid="0023aefb" style:font-style-asian="normal" style:font-style-complex="normal"/>
    </style:style>
    <style:style style:name="T6" style:family="text">
      <style:text-properties fo:font-style="normal" officeooo:rsid="0024f7b2" style:font-style-asian="normal" style:font-style-complex="normal"/>
    </style:style>
    <style:style style:name="T7" style:family="text">
      <style:text-properties fo:font-style="normal" officeooo:rsid="0026c2a1" style:font-style-asian="normal" style:font-style-complex="normal"/>
    </style:style>
    <style:style style:name="T8" style:family="text">
      <style:text-properties fo:font-style="normal" officeooo:rsid="00284fc5" style:font-style-asian="normal" style:font-style-complex="normal"/>
    </style:style>
    <style:style style:name="T9" style:family="text">
      <style:text-properties fo:font-style="normal" officeooo:rsid="002934c6" style:font-style-asian="normal" style:font-style-complex="normal"/>
    </style:style>
    <style:style style:name="T10" style:family="text">
      <style:text-properties fo:font-style="normal" officeooo:rsid="0029f338" style:font-style-asian="normal" style:font-style-complex="normal"/>
    </style:style>
    <style:style style:name="T11" style:family="text">
      <style:text-properties fo:font-style="normal" officeooo:rsid="002ac14f" style:font-style-asian="normal" style:font-style-complex="normal"/>
    </style:style>
    <style:style style:name="T12" style:family="text">
      <style:text-properties fo:font-style="normal" officeooo:rsid="002c8855" style:font-style-asian="normal" style:font-style-complex="normal"/>
    </style:style>
    <style:style style:name="T13" style:family="text">
      <style:text-properties fo:font-style="normal" officeooo:rsid="002ce1f7" style:font-style-asian="normal" style:font-style-complex="normal"/>
    </style:style>
    <style:style style:name="T14" style:family="text">
      <style:text-properties fo:font-style="normal" officeooo:rsid="002f7c03" style:font-style-asian="normal" style:font-style-complex="normal"/>
    </style:style>
    <style:style style:name="T15" style:family="text">
      <style:text-properties fo:font-style="normal" officeooo:rsid="0030dbc3" style:font-style-asian="normal" style:font-style-complex="normal"/>
    </style:style>
    <style:style style:name="T16" style:family="text">
      <style:text-properties fo:font-style="normal" officeooo:rsid="003133b2" style:font-style-asian="normal" style:font-style-complex="normal"/>
    </style:style>
    <style:style style:name="T17" style:family="text">
      <style:text-properties fo:font-style="normal" officeooo:rsid="00320ec4" style:font-style-asian="normal" style:font-style-complex="normal"/>
    </style:style>
    <style:style style:name="T18" style:family="text">
      <style:text-properties fo:font-style="normal" officeooo:rsid="003295de" style:font-style-asian="normal" style:font-style-complex="normal"/>
    </style:style>
    <style:style style:name="T19" style:family="text">
      <style:text-properties fo:font-style="normal" officeooo:rsid="0033c54a" style:font-style-asian="normal" style:font-style-complex="normal"/>
    </style:style>
    <style:style style:name="T20" style:family="text">
      <style:text-properties fo:font-style="normal" officeooo:rsid="0034e77a" style:font-style-asian="normal" style:font-style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fo:font-weight="normal" officeooo:rsid="01f18fd7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f327d3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1f3595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1f41974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1f519ac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1f91609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1f5ea69" style:font-style-asian="italic" style:font-weight-asian="normal" style:font-style-complex="italic" style:font-weight-complex="normal"/>
    </style:style>
    <style:style style:name="T29" style:family="text">
      <style:text-properties style:text-position="0% 100%" style:font-name="MathJax_Math" fo:font-size="16pt" fo:font-weight="normal" officeooo:rsid="003ab5b2" style:font-size-asian="16pt" style:font-weight-asian="normal" style:font-size-complex="16pt" style:font-weight-complex="normal"/>
    </style:style>
    <style:style style:name="T30" style:family="text">
      <style:text-properties style:text-position="0% 100%" style:font-name="MathJax_Math" fo:font-size="16pt" fo:font-weight="normal" officeooo:rsid="003bd801" style:font-size-asian="16pt" style:font-weight-asian="normal" style:font-size-complex="16pt" style:font-weight-complex="normal"/>
    </style:style>
    <style:style style:name="T31" style:family="text">
      <style:text-properties style:text-position="0% 100%" style:font-name="MathJax_Math" fo:font-size="16pt" fo:font-weight="normal" officeooo:rsid="004587d5" style:font-size-asian="16pt" style:font-weight-asian="normal" style:font-size-complex="16pt" style:font-weight-complex="normal"/>
    </style:style>
    <style:style style:name="T32" style:family="text">
      <style:text-properties style:text-position="0% 100%" style:font-name="MathJax_Math" fo:font-size="16pt" fo:font-weight="normal" officeooo:rsid="00475582" style:font-size-asian="16pt" style:font-weight-asian="normal" style:font-size-complex="16pt" style:font-weight-complex="normal"/>
    </style:style>
    <style:style style:name="T33" style:family="text">
      <style:text-properties style:text-position="0% 100%" style:font-name="MathJax_Math" fo:font-size="16pt" fo:font-weight="normal" officeooo:rsid="0047e92e" style:font-size-asian="16pt" style:font-weight-asian="normal" style:font-size-complex="16pt" style:font-weight-complex="normal"/>
    </style:style>
    <style:style style:name="T34" style:family="text">
      <style:text-properties style:text-position="0% 100%" style:font-name="MathJax_Math" fo:font-size="16pt" fo:font-weight="normal" officeooo:rsid="004c1a41" style:font-size-asian="16pt" style:font-weight-asian="normal" style:font-size-complex="16pt" style:font-weight-complex="normal"/>
    </style:style>
    <style:style style:name="T35" style:family="text">
      <style:text-properties style:text-position="0% 100%" style:font-name="MathJax_Math" fo:font-size="16pt" fo:font-weight="normal" officeooo:rsid="004f5ec1" style:font-size-asian="16pt" style:font-weight-asian="normal" style:font-size-complex="16pt" style:font-weight-complex="normal"/>
    </style:style>
    <style:style style:name="T36" style:family="text">
      <style:text-properties style:text-position="0% 100%" style:font-name="MathJax_Math" fo:font-size="16pt" fo:font-weight="normal" officeooo:rsid="0052597a" style:font-size-asian="16pt" style:font-weight-asian="normal" style:font-size-complex="16pt" style:font-weight-complex="normal"/>
    </style:style>
    <style:style style:name="T37" style:family="text">
      <style:text-properties style:text-position="0% 100%" style:font-name="MathJax_Math" fo:font-size="16pt" fo:font-weight="normal" officeooo:rsid="00542661" style:font-size-asian="16pt" style:font-weight-asian="normal" style:font-size-complex="16pt" style:font-weight-complex="normal"/>
    </style:style>
    <style:style style:name="T38" style:family="text">
      <style:text-properties style:text-position="0% 100%" style:font-name="MathJax_Math" fo:font-size="16pt" fo:font-weight="normal" officeooo:rsid="0055610a" style:font-size-asian="16pt" style:font-weight-asian="normal" style:font-size-complex="16pt" style:font-weight-complex="normal"/>
    </style:style>
    <style:style style:name="T39" style:family="text">
      <style:text-properties style:text-position="0% 100%" style:font-name="MathJax_Math" fo:font-size="16pt" fo:font-weight="normal" officeooo:rsid="0056cd73" style:font-size-asian="16pt" style:font-weight-asian="normal" style:font-size-complex="16pt" style:font-weight-complex="normal"/>
    </style:style>
    <style:style style:name="T40" style:family="text">
      <style:text-properties style:text-position="0% 100%" style:font-name="MathJax_Math" fo:font-size="16pt" fo:font-weight="normal" officeooo:rsid="00579b8e" style:font-size-asian="16pt" style:font-weight-asian="normal" style:font-size-complex="16pt" style:font-weight-complex="normal"/>
    </style:style>
    <style:style style:name="T41" style:family="text">
      <style:text-properties style:text-position="0% 100%" style:font-name="MathJax_Math" fo:font-size="16pt" fo:font-weight="normal" officeooo:rsid="0058ae54" style:font-size-asian="16pt" style:font-weight-asian="normal" style:font-size-complex="16pt" style:font-weight-complex="normal"/>
    </style:style>
    <style:style style:name="T42" style:family="text">
      <style:text-properties style:text-position="0% 100%" style:font-name="MathJax_Main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style:text-position="0% 100%" style:font-name="MathJax_Main" fo:font-size="16pt" fo:font-style="normal" fo:font-weight="normal" officeooo:rsid="0059f841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style:text-position="0% 100%" style:font-name="MathJax_Main" fo:font-size="16pt" fo:font-style="normal" fo:font-weight="normal" officeooo:rsid="012e9f6b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style:text-position="0% 100%" style:font-name="MathJax_Main" fo:font-size="16pt" fo:font-style="normal" fo:font-weight="normal" officeooo:rsid="012d1e0c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style:text-position="0% 100%" style:font-name="MathJax_Main" fo:font-size="16pt" fo:font-style="normal" fo:font-weight="normal" officeooo:rsid="012d36c4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style:text-position="0% 100%" style:font-name="MathJax_Main" fo:font-size="16pt" fo:font-style="normal" fo:font-weight="normal" officeooo:rsid="006b7f46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style:text-position="0% 100%" style:font-name="MathJax_Main" fo:font-size="16pt" fo:font-style="normal" fo:font-weight="normal" officeooo:rsid="006d3c44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style:text-position="0% 100%" style:font-name="MathJax_Main" fo:font-size="16pt" fo:font-style="normal" fo:font-weight="normal" officeooo:rsid="006dc101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style:text-position="0% 100%" style:font-name="MathJax_Main" fo:font-size="16pt" fo:font-style="normal" fo:font-weight="normal" officeooo:rsid="006f953a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style:text-position="0% 100%" style:font-name="MathJax_Main" fo:font-size="16pt" fo:font-style="normal" fo:font-weight="normal" officeooo:rsid="00706ed7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style:text-position="0% 100%" style:font-name="MathJax_Main" fo:font-size="16pt" fo:font-style="normal" fo:font-weight="bold" officeooo:rsid="017923b2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style:text-position="0% 100%" style:font-name="MathJax_Main" fo:font-size="16pt" fo:font-style="italic" fo:font-weight="normal" officeooo:rsid="01d01ffe" style:font-size-asian="16pt" style:font-style-asian="italic" style:font-weight-asian="normal" style:font-size-complex="16pt" style:font-style-complex="italic" style:font-weight-complex="normal"/>
    </style:style>
    <style:style style:name="T54" style:family="text">
      <style:text-properties style:text-position="0% 100%" style:font-name="MathJax_Main" fo:font-size="16pt" fo:font-style="italic" fo:font-weight="normal" officeooo:rsid="0061b196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style:text-position="0% 100%" style:font-name="MathJax_Main" fo:font-size="16pt" fo:font-style="italic" fo:font-weight="normal" officeooo:rsid="0063771a" style:font-size-asian="16pt" style:font-style-asian="italic" style:font-weight-asian="normal" style:font-size-complex="16pt" style:font-style-complex="italic" style:font-weight-complex="normal"/>
    </style:style>
    <style:style style:name="T56" style:family="text">
      <style:text-properties style:text-position="0% 100%" style:font-name="MathJax_Main" fo:font-size="16pt" fo:font-style="italic" fo:font-weight="normal" officeooo:rsid="00650423" style:font-size-asian="16pt" style:font-style-asian="italic" style:font-weight-asian="normal" style:font-size-complex="16pt" style:font-style-complex="italic" style:font-weight-complex="normal"/>
    </style:style>
    <style:style style:name="T57" style:family="text">
      <style:text-properties style:text-position="0% 100%" style:font-name="MathJax_Main" fo:font-size="16pt" fo:font-style="italic" fo:font-weight="normal" officeooo:rsid="006706b5" style:font-size-asian="16pt" style:font-style-asian="italic" style:font-weight-asian="normal" style:font-size-complex="16pt" style:font-style-complex="italic" style:font-weight-complex="normal"/>
    </style:style>
    <style:style style:name="T58" style:family="text">
      <style:text-properties style:text-position="0% 100%" style:font-name="MathJax_Main" fo:font-size="16pt" fo:font-style="italic" fo:font-weight="normal" officeooo:rsid="006877a0" style:font-size-asian="16pt" style:font-style-asian="italic" style:font-weight-asian="normal" style:font-size-complex="16pt" style:font-style-complex="italic" style:font-weight-complex="normal"/>
    </style:style>
    <style:style style:name="T59" style:family="text">
      <style:text-properties style:text-position="0% 100%" style:font-name="MathJax_Main" fo:font-size="16pt" fo:font-style="italic" fo:font-weight="normal" officeooo:rsid="006a4e13" style:font-size-asian="16pt" style:font-style-asian="italic" style:font-weight-asian="normal" style:font-size-complex="16pt" style:font-style-complex="italic" style:font-weight-complex="normal"/>
    </style:style>
    <style:style style:name="T60" style:family="text">
      <style:text-properties style:text-position="0% 100%" fo:font-weight="bold" style:font-weight-asian="bold" style:font-weight-complex="bold"/>
    </style:style>
    <style:style style:name="T61" style:family="text">
      <style:text-properties style:text-position="0% 100%" fo:font-weight="bold" officeooo:rsid="00954b0d" style:font-weight-asian="bold" style:font-weight-complex="bold"/>
    </style:style>
    <style:style style:name="T62" style:family="text">
      <style:text-properties style:text-position="0% 100%" fo:font-weight="bold" officeooo:rsid="0185bd2d" style:font-weight-asian="bold" style:font-weight-complex="bold"/>
    </style:style>
    <style:style style:name="T63" style:family="text">
      <style:text-properties style:text-position="0% 100%" fo:font-weight="bold" officeooo:rsid="009b389d" style:font-weight-asian="bold" style:font-weight-complex="bold"/>
    </style:style>
    <style:style style:name="T64" style:family="text">
      <style:text-properties style:text-position="0% 100%" fo:font-weight="normal" style:font-weight-asian="normal" style:font-weight-complex="normal"/>
    </style:style>
    <style:style style:name="T65" style:family="text">
      <style:text-properties style:text-position="0% 100%" fo:font-weight="normal" officeooo:rsid="00bb1595" style:font-weight-asian="normal" style:font-weight-complex="normal"/>
    </style:style>
    <style:style style:name="T66" style:family="text">
      <style:text-properties style:text-position="0% 100%" fo:font-weight="normal" officeooo:rsid="008c9007" style:font-weight-asian="normal" style:font-weight-complex="normal"/>
    </style:style>
    <style:style style:name="T67" style:family="text">
      <style:text-properties style:text-position="0% 100%" fo:font-weight="normal" officeooo:rsid="008ede69" style:font-weight-asian="normal" style:font-weight-complex="normal"/>
    </style:style>
    <style:style style:name="T6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style:text-position="0% 100%" fo:font-style="normal" fo:font-weight="normal" officeooo:rsid="01fca1e6" style:font-style-asian="normal" style:font-weight-asian="normal" style:font-style-complex="normal" style:font-weight-complex="normal"/>
    </style:style>
    <style:style style:name="T70" style:family="text">
      <style:text-properties style:text-position="0% 100%" fo:font-style="normal" fo:font-weight="normal" officeooo:rsid="00e4b6d8" style:font-style-asian="normal" style:font-weight-asian="normal" style:font-style-complex="normal" style:font-weight-complex="normal"/>
    </style:style>
    <style:style style:name="T71" style:family="text">
      <style:text-properties style:text-position="0% 100%" fo:font-style="normal" fo:font-weight="normal" officeooo:rsid="00bdc28d" style:font-style-asian="normal" style:font-weight-asian="normal" style:font-style-complex="normal" style:font-weight-complex="normal"/>
    </style:style>
    <style:style style:name="T72" style:family="text">
      <style:text-properties style:text-position="0% 100%" fo:font-style="normal" fo:font-weight="normal" officeooo:rsid="00beba03" style:font-style-asian="normal" style:font-weight-asian="normal" style:font-style-complex="normal" style:font-weight-complex="normal"/>
    </style:style>
    <style:style style:name="T73" style:family="text">
      <style:text-properties style:text-position="0% 100%" fo:font-style="normal" fo:font-weight="normal" officeooo:rsid="00f0c99a" style:font-style-asian="normal" style:font-weight-asian="normal" style:font-style-complex="normal" style:font-weight-complex="normal"/>
    </style:style>
    <style:style style:name="T74" style:family="text">
      <style:text-properties style:text-position="0% 100%" fo:font-style="normal" fo:font-weight="normal" officeooo:rsid="01ffe5fa" style:font-style-asian="normal" style:font-weight-asian="normal" style:font-style-complex="normal" style:font-weight-complex="normal"/>
    </style:style>
    <style:style style:name="T75" style:family="text">
      <style:text-properties style:text-position="0% 100%" fo:font-style="normal" fo:font-weight="normal" officeooo:rsid="0201537e" style:font-style-asian="normal" style:font-weight-asian="normal" style:font-style-complex="normal" style:font-weight-complex="normal"/>
    </style:style>
    <style:style style:name="T76" style:family="text">
      <style:text-properties style:text-position="0% 100%" fo:font-style="normal" fo:font-weight="normal" officeooo:rsid="02029f3b" style:font-style-asian="normal" style:font-weight-asian="normal" style:font-style-complex="normal" style:font-weight-complex="normal"/>
    </style:style>
    <style:style style:name="T77" style:family="text">
      <style:text-properties style:text-position="0% 100%" fo:font-style="normal" fo:font-weight="normal" officeooo:rsid="0202a76b" style:font-style-asian="normal" style:font-weight-asian="normal" style:font-style-complex="normal" style:font-weight-complex="normal"/>
    </style:style>
    <style:style style:name="T78" style:family="text">
      <style:text-properties style:text-position="0% 100%" fo:font-style="normal" fo:font-weight="normal" officeooo:rsid="009adc66" style:font-style-asian="normal" style:font-weight-asian="normal" style:font-style-complex="normal" style:font-weight-complex="normal"/>
    </style:style>
    <style:style style:name="T79" style:family="text">
      <style:text-properties style:text-position="0% 100%" fo:font-style="normal" fo:font-weight="normal" officeooo:rsid="009df4d6" style:font-style-asian="normal" style:font-weight-asian="normal" style:font-style-complex="normal" style:font-weight-complex="normal"/>
    </style:style>
    <style:style style:name="T80" style:family="text">
      <style:text-properties style:text-position="0% 100%" fo:font-style="normal" fo:font-weight="normal" officeooo:rsid="009e808e" style:font-style-asian="normal" style:font-weight-asian="normal" style:font-style-complex="normal" style:font-weight-complex="normal"/>
    </style:style>
    <style:style style:name="T81" style:family="text">
      <style:text-properties style:text-position="0% 100%" fo:font-style="normal" fo:font-weight="normal" officeooo:rsid="00a0544a" style:font-style-asian="normal" style:font-weight-asian="normal" style:font-style-complex="normal" style:font-weight-complex="normal"/>
    </style:style>
    <style:style style:name="T82" style:family="text">
      <style:text-properties style:text-position="0% 100%" fo:font-style="normal" fo:font-weight="normal" officeooo:rsid="00a1da44" style:font-style-asian="normal" style:font-weight-asian="normal" style:font-style-complex="normal" style:font-weight-complex="normal"/>
    </style:style>
    <style:style style:name="T83" style:family="text">
      <style:text-properties style:text-position="0% 100%" fo:font-style="normal" fo:font-weight="normal" officeooo:rsid="00a267b4" style:font-style-asian="normal" style:font-weight-asian="normal" style:font-style-complex="normal" style:font-weight-complex="normal"/>
    </style:style>
    <style:style style:name="T84" style:family="text">
      <style:text-properties style:text-position="0% 100%" fo:font-style="normal" fo:font-weight="normal" officeooo:rsid="00a3d844" style:font-style-asian="normal" style:font-weight-asian="normal" style:font-style-complex="normal" style:font-weight-complex="normal"/>
    </style:style>
    <style:style style:name="T85" style:family="text">
      <style:text-properties style:text-position="0% 100%" style:font-name="MathJax_Main" fo:font-size="16pt" fo:font-style="italic" fo:font-weight="normal" officeooo:rsid="0058ae54" style:font-size-asian="16pt" style:font-style-asian="italic" style:font-weight-asian="normal" style:font-size-complex="16pt" style:font-style-complex="italic" style:font-weight-complex="normal"/>
    </style:style>
    <style:style style:name="T86" style:family="text">
      <style:text-properties style:text-position="0% 100%" style:font-name="Liberation Serif" fo:font-size="16pt" fo:font-weight="normal" officeooo:rsid="005d6c31" style:font-size-asian="16pt" style:font-weight-asian="normal" style:font-size-complex="16pt" style:font-weight-complex="normal"/>
    </style:style>
    <style:style style:name="T87" style:family="text">
      <style:text-properties style:text-position="0% 100%" style:font-name="Liberation Serif" fo:font-size="16pt" fo:font-weight="normal" officeooo:rsid="005f007d" style:font-size-asian="16pt" style:font-weight-asian="normal" style:font-size-complex="16pt" style:font-weight-complex="normal"/>
    </style:style>
    <style:style style:name="T88" style:family="text">
      <style:text-properties style:text-position="0% 100%" style:font-name="Liberation Serif" fo:font-size="16pt" fo:font-weight="normal" officeooo:rsid="005f69ad" style:font-size-asian="16pt" style:font-weight-asian="normal" style:font-size-complex="16pt" style:font-weight-complex="normal"/>
    </style:style>
    <style:style style:name="T89" style:family="text">
      <style:text-properties style:text-position="0% 100%" style:font-name="Liberation Serif" fo:font-size="16pt" fo:font-weight="normal" officeooo:rsid="0060229a" style:font-size-asian="16pt" style:font-weight-asian="normal" style:font-size-complex="16pt" style:font-weight-complex="normal"/>
    </style:style>
    <style:style style:name="T90" style:family="text">
      <style:text-properties officeooo:rsid="006aa32c"/>
    </style:style>
    <style:style style:name="T91" style:family="text">
      <style:text-properties officeooo:rsid="01a3a5db"/>
    </style:style>
    <style:style style:name="T92" style:family="text">
      <style:text-properties officeooo:rsid="01ace805"/>
    </style:style>
    <style:style style:name="T93" style:family="text">
      <style:text-properties officeooo:rsid="01c25d16"/>
    </style:style>
    <style:style style:name="T94" style:family="text">
      <style:text-properties style:text-position="super 58%" fo:font-style="normal" fo:font-weight="normal" officeooo:rsid="01fca1e6" style:font-style-asian="normal" style:font-weight-asian="normal" style:font-style-complex="normal" style:font-weight-complex="normal"/>
    </style:style>
    <style:style style:name="T95" style:family="text">
      <style:text-properties style:text-position="super 58%" fo:font-style="normal" fo:font-weight="normal" officeooo:rsid="0202a76b" style:font-style-asian="normal" style:font-weight-asian="normal" style:font-style-complex="normal" style:font-weight-complex="normal"/>
    </style:style>
    <style:style style:name="T96" style:family="text">
      <style:text-properties officeooo:rsid="00181319"/>
    </style:style>
    <style:style style:name="T97" style:family="text">
      <style:text-properties officeooo:rsid="00741f68"/>
    </style:style>
    <style:style style:name="T98" style:family="text">
      <style:text-properties style:text-position="sub 58%" fo:font-weight="normal" officeooo:rsid="008ede6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<text:tab/> <text:span text:style-name="T96">K.I.T.E.S. <text:s/>in <text:s/>Noobieland</text:span></text:p>
      <text:p text:style-name="P9"/>
      <text:p text:style-name="P9">PROBLEM STATEMENT:</text:p>
      <text:p text:style-name="P10"/>
      <text:p text:style-name="P25"><text:span text:style-name="T5">K</text:span><text:span text:style-name="T4">.</text:span><text:span text:style-name="T5">I.T.E.S </text:span><text:span text:style-name="T6">in Noobieland </text:span><text:span text:style-name="T7">somewhat resemble </text:span><text:span text:style-name="T8">kites </text:span><text:span text:style-name="T9">in </text:span><text:span text:style-name="T10">real </text:span><text:span text:style-name="T11">world. </text:span><text:span text:style-name="T12">Chong </text:span><text:span text:style-name="T13">Hu </text:span><text:span text:style-name="T14">wants </text:span><text:span text:style-name="T15">to </text:span><text:span text:style-name="T16">finds </text:span><text:span text:style-name="T17">whether <text:s/></text:span><text:span text:style-name="T18">a given </text:span><text:span text:style-name="T19">arrangement </text:span><text:span text:style-name="T20">is a K.I.T.E. or not ?</text:span></text:p>
      <text:p text:style-name="P11"><text:span text:style-name="T29"/></text:p>
      <text:p text:style-name="P11"><text:span text:style-name="T29">A <text:s/>K.I.T.E. </text:span><text:span text:style-name="T30">is </text:span><text:span text:style-name="T31">made of an undirected graph with N number of nodes and </text:span><text:span text:style-name="T32">M </text:span><text:span text:style-name="T33">edges. </text:span><text:span text:style-name="T34">It</text:span><text:span text:style-name="T35"> is composed </text:span><text:span text:style-name="T36">of </text:span><text:span text:style-name="T37">a set of three or more </text:span><text:span text:style-name="T38">trees </text:span><text:span text:style-name="T39">whose </text:span><text:span text:style-name="T40">roots </text:span><text:span text:style-name="T41">are connected by a simple cycle.</text:span></text:p>
      <text:p text:style-name="P11"><text:span text:style-name="T85"/></text:p>
      <text:p text:style-name="P11"><text:span text:style-name="T86">You need to determine </text:span><text:span text:style-name="T87">whether there exists </text:span><text:span text:style-name="T88">such a graph which can be represented as a K.I.T.E. </text:span><text:span text:style-name="T89">or not?</text:span></text:p>
      <text:p text:style-name="P12"/>
      <text:p text:style-name="P17"><text:span text:style-name="T21">Note</text:span> : <text:span text:style-name="T97">The entire arrangement should be used for making the K.I.T.E.</text:span> </text:p>
      <text:p text:style-name="P12"/>
      <text:p text:style-name="P13"><text:span text:style-name="T43">I</text:span><text:span text:style-name="T42">f </text:span><text:span text:style-name="T44">it is</text:span><text:span text:style-name="T42"> possible, </text:span><text:span text:style-name="T45">output “</text:span><text:span text:style-name="T51">Yaa</text:span><text:span text:style-name="T46">” (without quotes).</text:span></text:p>
      <text:p text:style-name="P14"><text:span text:style-name="T46">O</text:span><text:span text:style-name="T42">therwise, </text:span><text:span text:style-name="T47">output “</text:span><text:span text:style-name="T50">Noo</text:span><text:span text:style-name="T47">”</text:span><text:span text:style-name="T48">(without quotes</text:span><text:span text:style-name="T49">)</text:span></text:p>
      <text:p text:style-name="P16"><text:span text:style-name="T53">I</text:span><text:span text:style-name="T54">t is guaranteed </text:span><text:span text:style-name="T55">that </text:span><text:span text:style-name="T56">the graph does not co</text:span><text:span text:style-name="T57">ntain any </text:span><text:span text:style-name="T59">self </text:span><text:span text:style-name="T57">loops </text:span><text:span text:style-name="T58">or multiple edges</text:span><text:span text:style-name="T53">.</text:span><text:span text:style-name="T52"> </text:span></text:p>
      <text:p text:style-name="P19"/>
      <text:p text:style-name="P18">INPUT:</text:p>
      <text:p text:style-name="P20">First line <text:span text:style-name="T90">contains an integer </text:span><text:span text:style-name="T61">N, </text:span><text:span text:style-name="T62">M</text:span><text:span text:style-name="T65">.</text:span></text:p>
      <text:p text:style-name="P22"><text:span text:style-name="T65">N</text:span><text:span text:style-name="T64">ext </text:span><text:span text:style-name="T66">M lines contains two integers, </text:span><text:span text:style-name="T67">u</text:span><text:span text:style-name="T98">i</text:span><text:span text:style-name="T67"> and v</text:span><text:span text:style-name="T98">i </text:span><text:span text:style-name="T67">, denoting that there is an edge between vertices <text:s/>u</text:span><text:span text:style-name="T98">i</text:span><text:span text:style-name="T67"> and v</text:span><text:span text:style-name="T98">i.</text:span></text:p>
      <text:p text:style-name="P3"/>
      <text:p text:style-name="P21"><text:span text:style-name="T63">O</text:span><text:span text:style-name="T60">UTPUT:</text:span></text:p>
      <text:p text:style-name="P4">If <text:span text:style-name="T91">such a K.I.T.E can be made, print “Yaa” (without quotes).</text:span></text:p>
      <text:p text:style-name="P15"><text:span text:style-name="T46">O</text:span><text:span text:style-name="T42">therwise, </text:span><text:span text:style-name="T47">output “</text:span><text:span text:style-name="T50">Noo</text:span><text:span text:style-name="T47">”</text:span><text:span text:style-name="T48">(without quotes</text:span><text:span text:style-name="T49">)</text:span></text:p>
      <text:p text:style-name="P6"><text:soft-page-break/><text:span text:style-name="T53"/></text:p>
      <text:p text:style-name="P2">Constraints:</text:p>
      <text:p text:style-name="P23"><text:span text:style-name="T78">1</text:span><text:span text:style-name="T68"> &lt;= </text:span><text:span text:style-name="T70">N</text:span><text:span text:style-name="T71"> &lt;</text:span><text:span text:style-name="T72">= 10</text:span><text:span text:style-name="T94">5</text:span></text:p>
      <text:p text:style-name="P24"><text:span text:style-name="T73">0 </text:span><text:span text:style-name="T68">&lt;= </text:span><text:span text:style-name="T74">M </text:span><text:span text:style-name="T75">&lt;</text:span><text:span text:style-name="T76">= </text:span><text:span text:style-name="T79">min(</text:span><text:span text:style-name="T77">10</text:span><text:span text:style-name="T95">5</text:span><text:span text:style-name="T77">, </text:span><text:span text:style-name="T82">N*</text:span><text:span text:style-name="T80">(</text:span><text:span text:style-name="T82">N-</text:span><text:span text:style-name="T83">1</text:span><text:span text:style-name="T81">)/</text:span><text:span text:style-name="T84">2</text:span><text:span text:style-name="T81"> )</text:span></text:p>
      <text:p text:style-name="P1"><text:span text:style-name="T2">1 </text:span><text:span text:style-name="T1">&lt;= <text:s/>v <text:s/>&lt;= </text:span><text:span text:style-name="T3">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_Main" svg:font-family="MathJax_Main" style:font-pitch="variable"/>
    <style:font-face style:name="MathJax_Math" svg:font-family="MathJax_Mat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09:39:06.543088121</meta:creation-date>
    <dc:date>2019-07-21T10:03:39.819850358</dc:date>
    <meta:editing-duration>PT23M45S</meta:editing-duration>
    <meta:editing-cycles>96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185" meta:character-count="1023" meta:non-whitespace-character-count="843"/>
  </office:meta>
</office:document-meta>
</file>